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layfair Display Medium" svg:font-family="'Playfair Display Medium'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16e" officeooo:paragraph-rsid="0001a16e"/>
    </style:style>
    <style:style style:name="P2" style:family="paragraph" style:parent-style-name="Standard">
      <style:text-properties officeooo:rsid="0001a16e" officeooo:paragraph-rsid="0002ea1b"/>
    </style:style>
    <style:style style:name="P3" style:family="paragraph" style:parent-style-name="Standard">
      <style:text-properties officeooo:rsid="0002ea1b" officeooo:paragraph-rsid="0002ea1b"/>
    </style:style>
    <style:style style:name="T1" style:family="text">
      <style:text-properties officeooo:rsid="0002008b"/>
    </style:style>
    <style:style style:name="T2" style:family="text">
      <style:text-properties officeooo:rsid="0002ea1b"/>
    </style:style>
    <style:style style:name="T3" style:family="text">
      <style:text-properties officeooo:rsid="0003fb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Jonathan,</text:p>
      <text:p text:style-name="P1"/>
      <text:p text:style-name="P1">I hope you’re well and you (and the publications) are faring okay with the pandemic! </text:p>
      <text:p text:style-name="P1"/>
      <text:p text:style-name="P1">I’m getting in touch with a pitch for an article that I’ve been thinking about writing for a while, but struggling to think of an appropriate platform for the content and tone with which it would be written. I’m looking to write a piece on the interwoven relationship between populist politics and football. </text:p>
      <text:p text:style-name="P1"/>
      <text:p text:style-name="P2">I’m a political scientist and sometimes football writer. I’ve written for several SB Nation sites (primarily Fear The Wall, but also Bavarian Football Works, and St. Mary’s Musings). While I’m not a football writer by trade, I believe I bring an interesting perspective on a <text:span text:style-name="T1">very prescient and current topic. </text:span></text:p>
      <text:p text:style-name="P2"/>
      <text:p text:style-name="P2"><text:span text:style-name="T1">With the rise of populist authoritarians in politics all over the globe, </text:span><text:span text:style-name="T2">we’re seeing an increasingly </text:span></text:p>
      <text:p text:style-name="P2"/>
      <text:p text:style-name="P3">I think either The Blizzard or The Squall would be ideal publications for this piece because <text:span text:style-name="T3">both provide the space to delve into a complex topic, and the audience that would appreciate any attempt to do so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layfair Display Medium" svg:font-family="'Playfair Display Medium'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layfair Display Medium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layfair Display Medium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Playfair Display Medium" fo:font-family="'Playfair Display Medium'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Playfair Display Medium" fo:font-family="'Playfair Display Medium'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Playfair Display Medium" fo:font-family="'Playfair Display Medium'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layfair Display Medium" fo:font-family="'Playfair Display Medium'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ul Johnson</meta:initial-creator>
    <meta:creation-date>2020-09-17T18:07:39.468519566</meta:creation-date>
    <dc:date>2020-09-17T18:38:27.711825119</dc:date>
    <dc:creator>Paul Johnson</dc:creator>
    <meta:editing-duration>PT8M47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6" meta:word-count="173" meta:character-count="1023" meta:non-whitespace-character-count="852"/>
  </office:meta>
</office:document-meta>
</file>